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3.5449in" svg:x="1.8535in" svg:y="2.7921in">
            <draw:object draw:notify-on-update-of-ranges="Sheet1.B3:Sheet1.B5 Sheet1.C3:Sheet1.C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.95" calcext:value-type="float">
            <text:p>2.95</text:p>
          </table:table-cell>
          <table:table-cell table:formula="of:=[.C3]*[.$D$2]" office:value-type="float" office:value="1271.45" calcext:value-type="float">
            <text:p>1271.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3.7" calcext:value-type="float">
            <text:p>3.7</text:p>
          </table:table-cell>
          <table:table-cell table:formula="of:=[.C4]*[.$D$2]" office:value-type="float" office:value="1594.7" calcext:value-type="float">
            <text:p>1594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4.43" calcext:value-type="float">
            <text:p>4.43</text:p>
          </table:table-cell>
          <table:table-cell table:formula="of:=[.C5]*[.$D$2]" office:value-type="float" office:value="1909.33" calcext:value-type="float">
            <text:p>1909.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0.0148*[.B6]-0.747" office:value-type="float" office:value="5.173" calcext:value-type="float">
            <text:p>5.173</text:p>
          </table:table-cell>
          <table:table-cell table:formula="of:=[.C6]*[.$D$2]" office:value-type="float" office:value="2229.563" calcext:value-type="float">
            <text:p>2229.563</text:p>
          </table:table-cell>
          <table:table-cell table:number-columns-repeated="2"/>
          <table:table-cell table:formula="of:=2.56/1024*1000" office:value-type="float" office:value="2.5" calcext:value-type="float">
            <text:p>2.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0.0148*[.B7]-0.747" office:value-type="float" office:value="5.913" calcext:value-type="float">
            <text:p>5.913</text:p>
          </table:table-cell>
          <table:table-cell table:formula="of:=[.C7]*[.$D$2]" office:value-type="float" office:value="2548.503" calcext:value-type="float">
            <text:p>2548.5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0.0148*[.B8]-0.747" office:value-type="float" office:value="-0.00700000000000001" calcext:value-type="float">
            <text:p>-0.007</text:p>
          </table:table-cell>
          <table:table-cell table:formula="of:=[.C8]*[.$D$2]" office:value-type="float" office:value="-3.017" calcext:value-type="float">
            <text:p>-3.0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0.0148*[.B9]-0.747" office:value-type="float" office:value="3.101" calcext:value-type="float">
            <text:p>3.101</text:p>
          </table:table-cell>
          <table:table-cell table:formula="of:=[.C9]*[.$D$2]" office:value-type="float" office:value="1336.531" calcext:value-type="float">
            <text:p>1336.53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4:06:29.624781108</meta:creation-date>
    <dc:date>2014-11-18T14:33:08.563428601</dc:date>
    <meta:editing-duration>PT11M28S</meta:editing-duration>
    <meta:editing-cycles>1</meta:editing-cycles>
    <meta:document-statistic meta:table-count="1" meta:cell-count="23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902cm" svg:y="3.954cm" style:legend-expansion="high" chart:style-name="ch2"/>
        <chart:plot-area chart:style-name="ch3" table:cell-range-address="Sheet1.B3:Sheet1.C5" svg:x="0.319cm" svg:y="0.18cm" svg:width="11.264cm" svg:height="8.645cm">
          <chartooo:coordinate-region svg:x="1.046cm" svg:y="0.379cm" svg:width="10.25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5" chart:class="chart:scatter">
            <chart:domain table:cell-range-address="Sheet1.B3:Sheet1.B5"/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B3:Sheet1.B5</svg:desc>
                </draw:g>
              </table:table-cell>
              <table:table-cell office:value-type="float" office:value="2.95">
                <text:p>2.95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4.43">
                <text:p>4.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